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efc" officeooo:paragraph-rsid="0008eefc"/>
    </style:style>
    <style:style style:name="P2" style:family="paragraph" style:parent-style-name="Standard">
      <style:text-properties officeooo:rsid="000b31aa" officeooo:paragraph-rsid="000b31aa"/>
    </style:style>
    <style:style style:name="P3" style:family="paragraph" style:parent-style-name="Standard">
      <style:paragraph-properties fo:text-align="end" style:justify-single-word="false"/>
      <style:text-properties officeooo:rsid="000b47e1" officeooo:paragraph-rsid="000b47e1"/>
    </style:style>
    <style:style style:name="P4" style:family="paragraph" style:parent-style-name="Standard">
      <style:paragraph-properties fo:text-align="center" style:justify-single-word="false"/>
      <style:text-properties officeooo:rsid="000b47e1" officeooo:paragraph-rsid="000b47e1"/>
    </style:style>
    <style:style style:name="T1" style:family="text">
      <style:text-properties officeooo:rsid="000ad877"/>
    </style:style>
    <style:style style:name="T2" style:family="text">
      <style:text-properties officeooo:rsid="000ae360"/>
    </style:style>
    <style:style style:name="T3" style:family="text">
      <style:text-properties officeooo:rsid="000b47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ek Belsky</text:p>
      <text:p text:style-name="P3">Emmitt Frankenberry</text:p>
      <text:p text:style-name="P3"/>
      <text:p text:style-name="P4">Sensor Fusion</text:p>
      <text:p text:style-name="P1"/>
      <text:p text:style-name="P1">1. The only changes that needed to made to this robot was the placement of the sensor. For this robot, two sensor arms we added to the front. From a previous design, there was a place in the middle of the front of the robot that had the arms could be added. The IR and the light sensor were extended out so both sensor would be even and because the IR sensor wouldn’t have fit if it was put in more.</text:p>
      <text:p text:style-name="P1"/>
      <text:p text:style-name="P1">2. The only two disadvantages that were caught were the fact the robot doesn’t always finish the maze if the ground is rough <text:span text:style-name="T1">and the delay on sensor readings.</text:span> This was discovered when the bot was tested on a rough surface vs a smoother surface. When turning on a smooth surface it will complete more of the turn but that isn’t the case if the surface is rough. <text:span text:style-name="T1">The delay on the robot was created so the robot wouldn’t read false positives. The delay allows us to get the right values from the light sensor; however, it does make it so it hits the wall before it transitions states. </text:span></text:p>
      <text:p text:style-name="P1"/>
      <text:p text:style-name="P1">3. The data was fused together in <text:span text:style-name="T2">some of the event changes. For example, when it is in the moving forward state it can move to the moving backward state if the reflective opto sensor sees a wall (x &lt; 200) and if the light sensor doesn’t see the lamp. (x &gt; 200) It will continue to go forward if the reflective opto sees light from the lamp, which is the same to the sensor as it seeing a wall, (x &lt; 200) and the light sensor sees the lamp. (x &lt; 200)</text:span></text:p>
      <text:p text:style-name="P1"/>
      <text:p text:style-name="P2">4. The way to solve this one would be to use some type of microphone or any sensor that use sounds as an input. When it comes time to turn with the IR logic if it sees a wall then turn the way that has the most sound. <text:span text:style-name="T3">Turn right take a sound input, then turn 180 degrees and take another sound input, then go the way that has the louder sou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6:18:30.255065901</meta:creation-date>
    <dc:date>2017-10-21T17:06:09.845561866</dc:date>
    <meta:editing-duration>PT4M28S</meta:editing-duration>
    <meta:editing-cycles>1</meta:editing-cycles>
    <meta:document-statistic meta:table-count="0" meta:image-count="0" meta:object-count="0" meta:page-count="1" meta:paragraph-count="7" meta:word-count="361" meta:character-count="1819" meta:non-whitespace-character-count="1463"/>
    <meta:generator>LibreOffice/5.1.6.2$Linux_X86_64 LibreOffice_project/10m0$Build-2</meta:generator>
  </office:meta>
</office:document-meta>
</file>